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number-columns-repeated="3" table:default-cell-style-name="ce3"/>
        <table:table-column table:style-name="co1" table:default-cell-style-name="ce10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Blad1.J26" table:end-x="0.4118in" table:end-y="0.072in" draw:z-index="0" draw:style-name="gr1" svg:width="4.6417in" svg:height="4.3059in" svg:x="0.2154in" svg:y="0.0197in">
              <draw:object draw:notify-on-update-of-ranges="Blad1.A4:Blad1.A15 Blad1.B3:Blad1.B3 Blad1.B4:Blad1.B15 Blad1.C3:Blad1.C3 Blad1.C4:Blad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aand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7" office:value-type="string">
            <text:p>Verandering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anuari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ebruari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aart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ei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juni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juli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ugustus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ktober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6:3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16:35:58</dc:date>
    <meta:editing-duration>PT01H26M00S</meta:editing-duration>
    <meta:editing-cycles>16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Blad1.A3:Blad1.C15" chart:data-source-has-labels="both" svg:x="0.269cm" svg:y="0.218cm" svg:width="9.776cm" svg:height="10.267cm">
          <chart:axis chart:dimension="x" chart:name="primary-x" chart:style-name="ch4">
            <chart:title svg:x="4.958cm" svg:y="10.131cm" chart:style-name="ch5">
              <text:p>Maand</text:p>
            </chart:title>
            <chart:categories table:cell-range-address="Blad1.A4:Blad1.A15"/>
          </chart:axis>
          <chart:axis chart:dimension="y" chart:name="primary-y" chart:style-name="ch6">
            <chart:title svg:x="0.236cm" svg:y="5.532cm" chart:style-name="ch7">
              <text:p>Omzet</text:p>
            </chart:title>
            <chart:grid chart:style-name="ch8" chart:class="major"/>
          </chart:axis>
          <chart:series chart:style-name="ch9" chart:values-cell-range-address="Blad1.B4:Blad1.B15" chart:label-cell-address="Blad1.B3:Blad1.B3" chart:class="chart:bar">
            <chart:data-point chart:repeated="12"/>
          </chart:series>
          <chart:series chart:style-name="ch10" chart:values-cell-range-address="Blad1.C4:Blad1.C15" chart:label-cell-address="Blad1.C3:Blad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Blad1.B3:Blad1.B3">2013</text:p>
              </table:table-cell>
              <table:table-cell office:value-type="string">
                <text:p text:id="Blad1.C3:Blad1.C3">2014</text:p>
              </table:table-cell>
            </table:table-row>
          </table:table-header-rows>
          <table:table-rows>
            <table:table-row>
              <table:table-cell office:value-type="string">
                <text:p text:id="Blad1.A4:Blad1.A15">januari</text:p>
              </table:table-cell>
              <table:table-cell office:value-type="float" office:value="20">
                <text:p text:id="Blad1.B4:Blad1.B15">20</text:p>
              </table:table-cell>
              <table:table-cell office:value-type="float" office:value="24">
                <text:p text:id="Blad1.C4:Blad1.C15">24</text:p>
              </table:table-cell>
            </table:table-row>
            <table:table-row>
              <table:table-cell office:value-type="string">
                <text:p>februari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art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e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us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